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066e" officeooo:paragraph-rsid="0002066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3bba5" officeooo:paragraph-rsid="0003bba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3e333" officeooo:paragraph-rsid="0003e333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03e333" officeooo:paragraph-rsid="0003e333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056556" officeooo:paragraph-rsid="00056556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086e64" officeooo:paragraph-rsid="00086e6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086e64" officeooo:paragraph-rsid="00086e64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0a05f9" officeooo:paragraph-rsid="000a05f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a05f9" officeooo:paragraph-rsid="000a05f9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0a1a81" officeooo:paragraph-rsid="000a1a8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a1a81" officeooo:paragraph-rsid="000a1a81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3e333" officeooo:paragraph-rsid="0003e333"/>
    </style:style>
    <style:style style:name="T1" style:family="text">
      <style:text-properties officeooo:rsid="0003e333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6556" style:font-weight-asian="normal" style:font-weight-complex="normal"/>
    </style:style>
    <style:style style:name="T4" style:family="text">
      <style:text-properties officeooo:rsid="00086e64"/>
    </style:style>
    <style:style style:name="T5" style:family="text">
      <style:text-properties officeooo:rsid="000a1a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N DEL PROYECTO:</text:p>
      <text:p text:style-name="P2"/>
      <text:p text:style-name="P2">Mi aplicación consiste en la gestión de pedidos de una pastelería online. Habría una versión usuario <text:span text:style-name="T1">para los clientes</text:span> (android) y una versión <text:span text:style-name="T1">administrador para el dueño de la pastelería</text:span> (angular).</text:p>
      <text:p text:style-name="P2"/>
      <text:p text:style-name="P3">La parte de usuario tendrá:</text:p>
      <text:list xml:id="list2873167803" text:style-name="L1">
        <text:list-item>
          <text:p text:style-name="P4">Una pantalla de login</text:p>
        </text:list-item>
        <text:list-item>
          <text:p text:style-name="P4">Una pantalla de registro</text:p>
        </text:list-item>
        <text:list-item>
          <text:p text:style-name="P12"><text:span text:style-name="T2">Una pantalla </text:span><text:span text:style-name="T3">de perfil del usuario, para aquellos que se registren</text:span></text:p>
        </text:list-item>
        <text:list-item>
          <text:p text:style-name="P5">Una pantalla de inicio donde saldrán todos los pasteles</text:p>
        </text:list-item>
        <text:list-item>
          <text:p text:style-name="P5">Una pantalla de categoría<text:span text:style-name="T4">s, para que el cliente pueda buscar pasteles por categoría</text:span></text:p>
        </text:list-item>
        <text:list-item>
          <text:p text:style-name="P6">Una pantalla de búsqueda para que pueda buscar el pastel que desea por su nombre</text:p>
        </text:list-item>
        <text:list-item>
          <text:p text:style-name="P6">Una pantalla de carrito para que vea los pasteles que ha pedido y la cantidad de cada uno, donde podrá eliminar o cambiar la cantidad de su pedido</text:p>
        </text:list-item>
      </text:list>
      <text:p text:style-name="P7">La parte de administrador <text:span text:style-name="T5">se distinguirá en dos partes, la de angular y la de android, desde angular podrá:</text:span></text:p>
      <text:list xml:id="list1766890504" text:style-name="L2">
        <text:list-item>
          <text:p text:style-name="P8"><text:span text:style-name="T5">V</text:span>er todos los pedidos que haya, y podrá eliminarlos (en el caso de que no pueda hacerlos), editarles el estado (para que el cliente sepa en que etapa se encuentra)</text:p>
        </text:list-item>
        <text:list-item>
          <text:p text:style-name="P8">La lista de los pedidos también podrá filtrarla por fecha o por pendientes de consultar</text:p>
        </text:list-item>
      </text:list>
      <text:p text:style-name="P11">Desde Android podrá:</text:p>
      <text:list xml:id="list92917712046474" text:continue-numbering="true" text:style-name="L2">
        <text:list-item>
          <text:p text:style-name="P10">Añadir, editar y eliminar pasteles</text:p>
        </text:list-item>
      </text:list>
      <text:p text:style-name="P9"/>
      <text:p text:style-name="P9">El objetivo de esta app es digitalizar el proceso de compras de paste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9:03:36.562180854</meta:creation-date>
    <dc:date>2019-03-08T09:29:16.521808324</dc:date>
    <meta:editing-duration>PT1H17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18" meta:character-count="1219" meta:non-whitespace-character-count="1027"/>
  </office:meta>
</office:document-meta>
</file>